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TimeConverter.getDe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Converter.getFormat( Locale locale , TimeZone timeZo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qlTimeConverter.SqlTime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Converter.SqlTim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